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323d" officeooo:paragraph-rsid="000a323d"/>
    </style:style>
    <style:style style:name="P2" style:family="paragraph" style:parent-style-name="Standard">
      <style:text-properties officeooo:rsid="000bb670" officeooo:paragraph-rsid="000bb670"/>
    </style:style>
    <style:style style:name="P3" style:family="paragraph" style:parent-style-name="Standard">
      <style:text-properties officeooo:rsid="000c8f13" officeooo:paragraph-rsid="000c8f13"/>
    </style:style>
    <style:style style:name="T1" style:family="text">
      <style:text-properties officeooo:rsid="000c7b32"/>
    </style:style>
    <style:style style:name="T2" style:family="text">
      <style:text-properties officeooo:rsid="000df1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synchronisation</text:p>
      <text:p text:style-name="P1"/>
      <text:p text:style-name="P2">Damit in einem Mehrspieler-Spiel in einer gemeinsamen Welt gespielt werden kann, muss der Spielstatus zwischen den verschiedenen Spielern synchronisiert werden. Darunter fällt zum Beispiel die Synchronisation von Objektpositionen und -geschwindigkeiten. Um dies zu erreichen, gibt es zwei grundlegend verschiedene Optionen:</text:p>
      <text:p text:style-name="P2"/>
      <text:p text:style-name="P2">Die Eingabe-basierte Synchronisation überträgt nur Eingaben des Benutzers über das Netzwerk. Dies setzt voraus, dass das gesamte Spiel bis auf die Benutzereingaben deterministisch ist. Jede Spielinstanz simuliert die Spielwelt selber und erhält die Eingaben aller anderen Nutzer. Dies ist besonders bei Strategiespielen sehr beliebt, wo es sehr viele Objekte auf dem Spielfeld gibt, deren Positionen man unmöglich alle übertragen könnte. Ein Nachteil ist, dass jeder alles weiss, w<text:span text:style-name="T1">omit sich der Benutzer Informationen verschaffen kann, an die er nicht kommen sollte. Das Spiel reagiert sehr empfindlich darauf, wenn die Simulation eines Clients plötzlich nicht mehr mit dem Rest synchron ist. Dies kann wegen der Position eines Staubkorns passieren. Solche kleinen Unterschiede wirken sich nach dem Schneeballeffekt schnell auf das ganze Spiel aus und machen dieses unspielbar. Will ein Spieler zu einem bereits laufenden Spiel beitreten, muss er zuerst alles, was bereits passiert ist, nachsimulieren, was einige Zeit brauchen kann. Diese Art der Synchronisation ist für dieses Projekt praktisch, weil es unmöglich ist, Positionsdaten von riesigen Ansammlungen von Objekten wie Asteroiden in Echtzeit zu übertragen. Jedoch überwiegt die Empfindlichkeit gegenüber Desynchronisation und die fehlende Möglichkeit, einem laufenden Spiel direkt beizutreten, den Bandbreiteneinsparungen.</text:span></text:p>
      <text:p text:style-name="P2"/>
      <text:p text:style-name="P3">Die Objekt-basierte Synchronisation gibt jedem Objekt einen Besitzer. Der Besitzer sendet die Positionsdaten an alle anderen Spieler. Dies ist bei Spielen beliebt, wo es viele Spieler und wenige synchronisierte Objekte gibt, wie dies bei vielen First-Person-Spielen der Fall ist. <text:span text:style-name="T2">Ein</text:span> Problem ist, wenn der Spieler mit einem Objekt interagiert, welches ihm nicht gehört: <text:span text:style-name="T2">E</text:span>r <text:span text:style-name="T2">muss</text:span> warten, bis seine Aktion beim Besitzer angekommen ist und dieser die neuen Objektdaten zurückgesendet hat<text:span text:style-name="T2">(Lag)</text:span>. Wegen der begrenzten Bandbreite ist die Aktualisierungsrate der Spielobjekte meist kleiner als die Bildwiederholrate. <text:span text:style-name="T2">Um stotternde Objektbewegungen zu vermeiden</text:span> ist eine lokale Simulation <text:span text:style-name="T2">oder Extrapolation der vorhandenen Daten</text:span> zwischen den Aktualisierungen nötig. <text:span text:style-name="T2">Bei Objekten, die fern von der Sicht des Spielers sind, kann die Aktualisierungsrate gesenkt werden, um dafür die Rate der nahen Objekte zu erhöhen. Dies wird im Spiel verwendet, da der Server somit die Macht über alle Objekte hat und nur dieser das Spiel simulieren muss. Spieler können jederzeit kommen und gehen und bekommen vom Server den aktuellen Spielstatus mitgeteilt. Um trotzdem Hunderte von Objekten synchronisieren zu können, werden neben Position ebenfalls Geschwindigkeit und Beschleunigung übertragen. Dies ermöglicht eine gute Extrapolation. Damit es keine Stocker gibt, wenn die extrapolierten Werte durch die wahren Werte ersetzt werden, wird zwischen diesen fliessend interpol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1:46:52.525000000</meta:creation-date>
    <dc:date>2014-10-16T00:38:25.226000000</dc:date>
    <meta:editing-duration>PT2H44S</meta:editing-duration>
    <meta:editing-cycles>3</meta:editing-cycles>
    <meta:generator>LibreOffice/4.1.4.2$Windows_x86 LibreOffice_project/0a0440ccc0227ad9829de5f46be37cfb6edcf72</meta:generator>
    <meta:document-statistic meta:table-count="0" meta:image-count="0" meta:object-count="0" meta:page-count="1" meta:paragraph-count="4" meta:word-count="434" meta:character-count="3183" meta:non-whitespace-character-count="2753"/>
  </office:meta>
</office:document-meta>
</file>